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3deb3d" draw:textarea-horizontal-align="center" draw:textarea-vertical-align="middle"/>
    </style:style>
    <style:style style:name="gr6" style:family="graphic" style:parent-style-name="standard">
      <style:graphic-properties draw:fill-color="#ff9966" draw:textarea-horizontal-align="center" draw:textarea-vertical-align="middle"/>
    </style:style>
    <style:style style:name="gr7" style:family="graphic" style:parent-style-name="standard">
      <style:graphic-properties draw:fill-color="#cccccc" draw:textarea-horizontal-align="center" draw:textarea-vertical-align="middle"/>
    </style:style>
    <style:style style:name="pr1" style:family="presentation" style:parent-style-name="Default-outline1">
      <style:graphic-properties fo:min-height="16.618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draw:auto-grow-height="true" fo:min-height="17.5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end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end"/>
      <style:text-properties fo:font-size="18pt"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6.618cm" svg:x="1.471cm" svg:y="1.905cm" presentation:class="outline" presentation:user-transformed="true">
          <draw:text-box>
            <text:list text:style-name="L1">
              <text:list-item>
                <text:p>My priorities over the next few weeks:</text:p>
                <text:list>
                  <text:list-item>
                    <text:p>Get Steve up to speed on SFL, confocal, and image analysis</text:p>
                  </text:list-item>
                  <text:list-item>
                    <text:p>Determine if I have to finish any experiments for my thesis as currently outlined, or if anything needs to be added or cut.</text:p>
                  </text:list-item>
                  <text:list-item>
                    <text:p>Write thesis and produce figures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2" draw:text-style-name="P1" draw:layer="layout" svg:x1="1.27cm" svg:y1="3.81cm" svg:x2="26.67cm" svg:y2="3.81cm">
          <text:p/>
        </draw:line>
        <draw:line draw:style-name="gr2" draw:text-style-name="P1" draw:layer="layout" svg:x1="1.27cm" svg:y1="2.54cm" svg:x2="1.27cm" svg:y2="3.81cm">
          <text:p/>
        </draw:line>
        <draw:line draw:style-name="gr2" draw:text-style-name="P1" draw:layer="layout" svg:x1="6.27cm" svg:y1="2.54cm" svg:x2="6.27cm" svg:y2="3.81cm">
          <text:p/>
        </draw:line>
        <draw:line draw:style-name="gr2" draw:text-style-name="P1" draw:layer="layout" svg:x1="11.47cm" svg:y1="2.54cm" svg:x2="11.47cm" svg:y2="3.81cm">
          <text:p/>
        </draw:line>
        <draw:line draw:style-name="gr2" draw:text-style-name="P1" draw:layer="layout" svg:x1="16.57cm" svg:y1="2.54cm" svg:x2="16.57cm" svg:y2="3.81cm">
          <text:p/>
        </draw:line>
        <draw:line draw:style-name="gr2" draw:text-style-name="P1" draw:layer="layout" svg:x1="21.57cm" svg:y1="2.54cm" svg:x2="21.57cm" svg:y2="3.81cm">
          <text:p/>
        </draw:line>
        <draw:line draw:style-name="gr2" draw:text-style-name="P1" draw:layer="layout" svg:x1="26.67cm" svg:y1="2.54cm" svg:x2="26.67cm" svg:y2="3.81cm">
          <text:p/>
        </draw:line>
        <draw:frame draw:style-name="gr3" draw:text-style-name="P2" draw:layer="layout" svg:width="17.145cm" svg:height="1.216cm" svg:x="5.385cm" svg:y="0.635cm">
          <draw:text-box>
            <text:p text:style-name="P2"><text:span text:style-name="T1">September: First Pass Through Thesis</text:span></text:p>
          </draw:text-box>
        </draw:frame>
        <draw:rect draw:style-name="gr4" draw:text-style-name="P1" draw:layer="layout" svg:width="5.08cm" svg:height="2.54cm" svg:x="1.27cm" svg:y="5.08cm">
          <text:p text:style-name="P1">Janus Fab </text:p>
          <text:p text:style-name="P1">Practice</text:p>
        </draw:rect>
        <draw:rect draw:style-name="gr4" draw:text-style-name="P1" draw:layer="layout" svg:width="5.08cm" svg:height="2.54cm" svg:x="6.37cm" svg:y="5.08cm">
          <text:p text:style-name="P1">Particle collect /</text:p>
          <text:p text:style-name="P1">processing</text:p>
        </draw:rect>
        <draw:rect draw:style-name="gr4" draw:text-style-name="P1" draw:layer="layout" svg:width="5.08cm" svg:height="2.54cm" svg:x="11.47cm" svg:y="5.08cm">
          <text:p text:style-name="P1">Clean room</text:p>
          <text:p text:style-name="P1">training</text:p>
        </draw:rect>
        <draw:rect draw:style-name="gr4" draw:text-style-name="P1" draw:layer="layout" svg:width="5.08cm" svg:height="2.54cm" svg:x="16.57cm" svg:y="5.08cm">
          <text:p text:style-name="P1">Clean room</text:p>
          <text:p text:style-name="P1">training</text:p>
        </draw:rect>
        <draw:rect draw:style-name="gr5" draw:text-style-name="P1" draw:layer="layout" svg:width="5.08cm" svg:height="2.54cm" svg:x="1.27cm" svg:y="10.98cm">
          <text:p text:style-name="P1">Outline content;</text:p>
          <text:p text:style-name="P1">Decide cuts?</text:p>
        </draw:rect>
        <draw:rect draw:style-name="gr4" draw:text-style-name="P1" draw:layer="layout" svg:width="5.08cm" svg:height="2.54cm" svg:x="21.67cm" svg:y="5.08cm">
          <text:p text:style-name="P1">Confocal training</text:p>
        </draw:rect>
        <draw:rect draw:style-name="gr5" draw:text-style-name="P1" draw:layer="layout" svg:width="5.08cm" svg:height="2.54cm" svg:x="6.37cm" svg:y="10.98cm">
          <text:p text:style-name="P1">Intro +</text:p>
          <text:p text:style-name="P1">Lit Review</text:p>
        </draw:rect>
        <draw:rect draw:style-name="gr5" draw:text-style-name="P1" draw:layer="layout" svg:width="5.08cm" svg:height="2.54cm" svg:x="11.47cm" svg:y="10.98cm">
          <text:p text:style-name="P1">Chapter 5:</text:p>
          <text:p text:style-name="P1">Complex </text:p>
          <text:p text:style-name="P1">particles</text:p>
        </draw:rect>
        <draw:rect draw:style-name="gr5" draw:text-style-name="P1" draw:layer="layout" svg:width="5.08cm" svg:height="2.54cm" svg:x="16.57cm" svg:y="10.98cm">
          <text:p text:style-name="P1">Chapter 2:</text:p>
          <text:p text:style-name="P1">Tracking </text:p>
          <text:p text:style-name="P1">Algorithms</text:p>
        </draw:rect>
        <draw:rect draw:style-name="gr5" draw:text-style-name="P1" draw:layer="layout" svg:width="5.08cm" svg:height="2.54cm" svg:x="21.67cm" svg:y="10.98cm">
          <text:p text:style-name="P1">Chapter 3:</text:p>
          <text:p text:style-name="P1">Rod-shaped</text:p>
          <text:p text:style-name="P1">Colloids</text:p>
        </draw:rect>
        <draw:rect draw:style-name="gr6" draw:text-style-name="P1" draw:layer="layout" svg:width="5.08cm" svg:height="2.54cm" svg:x="6.35cm" svg:y="7.98cm">
          <text:p text:style-name="P1">Finish analysis</text:p>
          <text:p text:style-name="P1">of rod data</text:p>
        </draw:rect>
        <draw:rect draw:style-name="gr6" draw:text-style-name="P1" draw:layer="layout" svg:width="7.57cm" svg:height="2.54cm" svg:x="11.48cm" svg:y="7.98cm">
          <text:p text:style-name="P1">New rod experiments</text:p>
          <text:p text:style-name="P1">if necessary</text:p>
        </draw:rect>
        <draw:rect draw:style-name="gr6" draw:text-style-name="P1" draw:layer="layout" svg:width="7.57cm" svg:height="2.54cm" svg:x="19.08cm" svg:y="7.98cm">
          <text:p text:style-name="P1">Analyze any new data;</text:p>
          <text:p text:style-name="P1">New images if </text:p>
          <text:p text:style-name="P1">needed</text:p>
        </draw:rect>
        <draw:rect draw:style-name="gr7" draw:text-style-name="P1" draw:layer="layout" svg:width="5.08cm" svg:height="1.905cm" svg:x="1.27cm" svg:y="14.605cm">
          <text:p text:style-name="P1">Job Interviews</text:p>
          <text:p text:style-name="P1">(R and Riverbed)</text:p>
        </draw:rect>
        <draw:rect draw:style-name="gr7" draw:text-style-name="P1" draw:layer="layout" svg:width="7.325cm" svg:height="1.509cm" svg:x="3.47cm" svg:y="16.706cm">
          <text:p text:style-name="P1">Coordinate w/ Scott</text:p>
          <text:p text:style-name="P1">On DNA paper</text:p>
        </draw:rect>
        <draw:rect draw:style-name="gr7" draw:text-style-name="P3" draw:layer="layout" svg:width="8.114cm" svg:height="2.146cm" svg:x="11.571cm" svg:y="13.97cm">
          <text:p text:style-name="P3"><text:span text:style-name="T2">Confocal piezo arrives?</text:span></text:p>
          <text:p text:style-name="P3"><text:span text:style-name="T2">Fix confocal!</text:span></text:p>
        </draw:rect>
        <draw:frame draw:style-name="gr3" draw:layer="layout" svg:width="3.81cm" svg:height="0.963cm" svg:x="1.705cm" svg:y="2.54cm">
          <draw:text-box>
            <text:p text:style-name="P1">8/29 - 9/4</text:p>
          </draw:text-box>
        </draw:frame>
        <draw:frame draw:style-name="gr3" draw:layer="layout" svg:width="3.81cm" svg:height="0.963cm" svg:x="6.905cm" svg:y="2.541cm">
          <draw:text-box>
            <text:p text:style-name="P1">9/5 - 9/11</text:p>
          </draw:text-box>
        </draw:frame>
        <draw:frame draw:style-name="gr3" draw:layer="layout" svg:width="3.81cm" svg:height="0.963cm" svg:x="11.905cm" svg:y="2.542cm">
          <draw:text-box>
            <text:p text:style-name="P1">9/12 - 9/18</text:p>
          </draw:text-box>
        </draw:frame>
        <draw:frame draw:style-name="gr3" draw:layer="layout" svg:width="3.81cm" svg:height="0.963cm" svg:x="17.105cm" svg:y="2.543cm">
          <draw:text-box>
            <text:p text:style-name="P1">9/19 - 9/25</text:p>
          </draw:text-box>
        </draw:frame>
        <draw:frame draw:style-name="gr3" draw:layer="layout" svg:width="3.81cm" svg:height="0.963cm" svg:x="22.305cm" svg:y="2.544cm">
          <draw:text-box>
            <text:p text:style-name="P1">9/26 - 10/2</text:p>
          </draw:text-box>
        </draw:frame>
        <draw:rect draw:style-name="gr4" draw:text-style-name="P3" draw:layer="layout" svg:width="5.08cm" svg:height="1.235cm" svg:x="4.97cm" svg:y="19.685cm">
          <text:p text:style-name="P3"><text:span text:style-name="T2">Training Steve</text:span></text:p>
        </draw:rect>
        <draw:rect draw:style-name="gr6" draw:text-style-name="P3" draw:layer="layout" svg:width="5.08cm" svg:height="1.215cm" svg:x="10.25cm" svg:y="19.685cm">
          <text:p text:style-name="P3"><text:span text:style-name="T2">Lab for Thesis</text:span></text:p>
        </draw:rect>
        <draw:rect draw:style-name="gr5" draw:text-style-name="P3" draw:layer="layout" svg:width="5.08cm" svg:height="1.235cm" svg:x="15.565cm" svg:y="19.685cm">
          <text:p text:style-name="P3"><text:span text:style-name="T2">Writing</text:span></text:p>
        </draw:rect>
        <draw:rect draw:style-name="gr7" draw:text-style-name="P3" draw:layer="layout" svg:width="5.788cm" svg:height="1.232cm" svg:x="20.772cm" svg:y="19.685cm">
          <text:p text:style-name="P3"><text:span text:style-name="T2">Misc</text:span></text:p>
        </draw:rect>
        <draw:frame draw:style-name="gr3" draw:text-style-name="P4" draw:layer="layout" svg:width="3.81cm" svg:height="0.983cm" svg:x="0.835cm" svg:y="19.785cm">
          <draw:text-box>
            <text:p text:style-name="P4"><text:span text:style-name="T2">Key:</text:span></text:p>
          </draw:text-box>
        </draw:frame>
        <draw:line draw:style-name="gr2" draw:text-style-name="P1" draw:layer="layout" svg:x1="0.335cm" svg:y1="19.35cm" svg:x2="27.7cm" svg:y2="19.35cm">
          <text:p/>
        </draw:line>
        <draw:rect draw:style-name="gr7" draw:text-style-name="P1" draw:layer="layout" svg:width="5.08cm" svg:height="1.905cm" svg:x="15.77cm" svg:y="16.506cm">
          <text:p text:style-name="P1">Wolfram </text:p>
          <text:p text:style-name="P1">interview?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2" draw:text-style-name="P1" draw:layer="layout" svg:x1="3.67cm" svg:y1="3.81cm" svg:x2="23.99cm" svg:y2="3.81cm">
          <text:p/>
        </draw:line>
        <draw:line draw:style-name="gr2" draw:text-style-name="P1" draw:layer="layout" svg:x1="3.67cm" svg:y1="2.54cm" svg:x2="3.67cm" svg:y2="3.81cm">
          <text:p/>
        </draw:line>
        <draw:line draw:style-name="gr2" draw:text-style-name="P1" draw:layer="layout" svg:x1="8.67cm" svg:y1="2.54cm" svg:x2="8.67cm" svg:y2="3.81cm">
          <text:p/>
        </draw:line>
        <draw:line draw:style-name="gr2" draw:text-style-name="P1" draw:layer="layout" svg:x1="13.87cm" svg:y1="2.54cm" svg:x2="13.87cm" svg:y2="3.81cm">
          <text:p/>
        </draw:line>
        <draw:line draw:style-name="gr2" draw:text-style-name="P1" draw:layer="layout" svg:x1="18.97cm" svg:y1="2.54cm" svg:x2="18.97cm" svg:y2="3.81cm">
          <text:p/>
        </draw:line>
        <draw:line draw:style-name="gr2" draw:text-style-name="P1" draw:layer="layout" svg:x1="23.97cm" svg:y1="2.54cm" svg:x2="23.97cm" svg:y2="3.81cm">
          <text:p/>
        </draw:line>
        <draw:frame draw:style-name="gr3" draw:text-style-name="P2" draw:layer="layout" svg:width="15.24cm" svg:height="1.216cm" svg:x="6.985cm" svg:y="0.635cm">
          <draw:text-box>
            <text:p text:style-name="P2"><text:span text:style-name="T1">October: Finish Thesis and Editing</text:span></text:p>
          </draw:text-box>
        </draw:frame>
        <draw:rect draw:style-name="gr4" draw:text-style-name="P5" draw:layer="layout" svg:width="5.08cm" svg:height="2.54cm" svg:x="3.67cm" svg:y="5.08cm">
          <text:p text:style-name="P5">Software primer</text:p>
          <text:p text:style-name="P5">(Matlab, Clewin, </text:p>
          <text:p text:style-name="P5">etc)</text:p>
        </draw:rect>
        <draw:rect draw:style-name="gr4" draw:text-style-name="P5" draw:layer="layout" svg:width="5.08cm" svg:height="2.54cm" svg:x="8.77cm" svg:y="5.08cm">
          <text:p text:style-name="P5">Basic analysis of</text:p>
          <text:p text:style-name="P5">confocal data</text:p>
        </draw:rect>
        <draw:rect draw:style-name="gr4" draw:text-style-name="P5" draw:layer="layout" svg:width="5.08cm" svg:height="2.54cm" svg:x="13.87cm" svg:y="5.08cm">
          <text:p text:style-name="P5">Support on</text:p>
          <text:p text:style-name="P5">experiments</text:p>
        </draw:rect>
        <draw:rect draw:style-name="gr5" draw:text-style-name="P5" draw:layer="layout" svg:width="5.08cm" svg:height="2.54cm" svg:x="3.67cm" svg:y="10.98cm">
          <text:p text:style-name="P5">Appendices</text:p>
        </draw:rect>
        <draw:rect draw:style-name="gr5" draw:text-style-name="P5" draw:layer="layout" svg:width="5.08cm" svg:height="2.54cm" svg:x="8.77cm" svg:y="10.98cm">
          <text:p text:style-name="P5">Editing; may </text:p>
          <text:p text:style-name="P5">Include new data</text:p>
        </draw:rect>
        <draw:rect draw:style-name="gr5" draw:text-style-name="P5" draw:layer="layout" svg:width="5.08cm" svg:height="2.54cm" svg:x="13.87cm" svg:y="10.98cm">
          <text:p text:style-name="P5">Editing; may</text:p>
          <text:p text:style-name="P5">Include new data</text:p>
        </draw:rect>
        <draw:rect draw:style-name="gr5" draw:text-style-name="P5" draw:layer="layout" svg:width="5.08cm" svg:height="2.54cm" svg:x="18.97cm" svg:y="10.98cm">
          <text:p text:style-name="P5">Editing!</text:p>
          <text:p text:style-name="P5">Give to JAL.</text:p>
        </draw:rect>
        <draw:rect draw:style-name="gr6" draw:text-style-name="P5" draw:layer="layout" svg:width="20.54cm" svg:height="1.63cm" svg:x="3.55cm" svg:y="8.39cm">
          <text:p text:style-name="P5">If at all possible, no experiments this month</text:p>
        </draw:rect>
        <draw:frame draw:style-name="gr3" draw:text-style-name="P5" draw:layer="layout" svg:width="3.81cm" svg:height="0.963cm" svg:x="4.105cm" svg:y="2.54cm">
          <draw:text-box>
            <text:p text:style-name="P5">10/3 - 10/9</text:p>
          </draw:text-box>
        </draw:frame>
        <draw:frame draw:style-name="gr3" draw:text-style-name="P5" draw:layer="layout" svg:width="4.525cm" svg:height="0.963cm" svg:x="9.105cm" svg:y="2.541cm">
          <draw:text-box>
            <text:p text:style-name="P5">10/10 - 10/16</text:p>
          </draw:text-box>
        </draw:frame>
        <draw:frame draw:style-name="gr3" draw:text-style-name="P5" draw:layer="layout" svg:width="4.605cm" svg:height="0.963cm" svg:x="14.105cm" svg:y="2.542cm">
          <draw:text-box>
            <text:p text:style-name="P5">10/17 - 10/23</text:p>
          </draw:text-box>
        </draw:frame>
        <draw:frame draw:style-name="gr3" draw:text-style-name="P5" draw:layer="layout" svg:width="4.485cm" svg:height="0.963cm" svg:x="19.305cm" svg:y="2.543cm">
          <draw:text-box>
            <text:p text:style-name="P5">10/24 - 10/30</text:p>
          </draw:text-box>
        </draw:frame>
        <draw:rect draw:style-name="gr4" draw:text-style-name="P6" draw:layer="layout" svg:width="5.08cm" svg:height="1.235cm" svg:x="4.97cm" svg:y="19.685cm">
          <text:p text:style-name="P6"><text:span text:style-name="T2">Training Steve</text:span></text:p>
        </draw:rect>
        <draw:rect draw:style-name="gr6" draw:text-style-name="P6" draw:layer="layout" svg:width="5.08cm" svg:height="1.215cm" svg:x="10.25cm" svg:y="19.685cm">
          <text:p text:style-name="P6"><text:span text:style-name="T2">Lab for Thesis</text:span></text:p>
        </draw:rect>
        <draw:rect draw:style-name="gr5" draw:text-style-name="P6" draw:layer="layout" svg:width="5.08cm" svg:height="1.235cm" svg:x="15.565cm" svg:y="19.685cm">
          <text:p text:style-name="P6"><text:span text:style-name="T2">Writing</text:span></text:p>
        </draw:rect>
        <draw:rect draw:style-name="gr7" draw:text-style-name="P6" draw:layer="layout" svg:width="5.788cm" svg:height="1.232cm" svg:x="20.772cm" svg:y="19.685cm">
          <text:p text:style-name="P6"><text:span text:style-name="T2">Misc</text:span></text:p>
        </draw:rect>
        <draw:frame draw:style-name="gr3" draw:text-style-name="P7" draw:layer="layout" svg:width="3.81cm" svg:height="0.983cm" svg:x="0.835cm" svg:y="19.785cm">
          <draw:text-box>
            <text:p text:style-name="P7"><text:span text:style-name="T2">Key:</text:span></text:p>
          </draw:text-box>
        </draw:frame>
        <draw:line draw:style-name="gr2" draw:text-style-name="P1" draw:layer="layout" svg:x1="0.335cm" svg:y1="19.35cm" svg:x2="27.7cm" svg:y2="19.35cm">
          <text:p/>
        </draw:line>
        <draw:rect draw:style-name="gr7" draw:text-style-name="P1" draw:layer="layout" svg:width="8.255cm" svg:height="1.905cm" svg:x="5.715cm" svg:y="13.97cm">
          <text:p text:style-name="P1">Close down my</text:p>
          <text:p text:style-name="P1">lab space.</text:p>
        </draw:rect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Thesis decisions</text:p>
          </draw:text-box>
        </draw:frame>
        <draw:frame presentation:style-name="pr5" draw:text-style-name="P9" draw:layer="layout" svg:width="25.199cm" svg:height="16.747cm" svg:x="1.4cm" svg:y="3.714cm" presentation:class="outline" presentation:user-transformed="true">
          <draw:text-box>
            <text:list text:style-name="L1">
              <text:list-item>
                <text:p text:style-name="P9"><text:span text:style-name="T3">Experiments</text:span></text:p>
                <text:list>
                  <text:list-item>
                    <text:p text:style-name="P9"><text:span text:style-name="T3">Need to finish analyzing rod tracking data I have!</text:span></text:p>
                  </text:list-item>
                  <text:list-item>
                    <text:p text:style-name="P9"><text:span text:style-name="T3">Decide if new data is needed: start doing this ASAP if so.</text:span></text:p>
                  </text:list-item>
                  <text:list-item>
                    <text:p text:style-name="P9"><text:span text:style-name="T3">Determine if we need higher-quality particle images: obtain if so.</text:span></text:p>
                  </text:list-item>
                </text:list>
              </text:list-item>
              <text:list-item>
                <text:p text:style-name="P9"><text:span text:style-name="T3">Computational</text:span></text:p>
                <text:list>
                  <text:list-item>
                    <text:p text:style-name="P9"><text:span text:style-name="T3">Algorithm is developed for tracking other shapes, but the programming isn't. <text:s/>Very difficult to get right.</text:span></text:p>
                  </text:list-item>
                  <text:list-item>
                    <text:p text:style-name="P9"><text:span text:style-name="T3">How necessary is this? Do we drop it or deprioritize?</text:span></text:p>
                  </text:list-item>
                  <text:list-item>
                    <text:p text:style-name="P9"><text:span text:style-name="T3">Note: I </text:span><text:span text:style-name="T4">want</text:span><text:span text:style-name="T5"> this section, but not as much as I want to graduate.</text:span></text:p>
                  </text:list-item>
                </text:list>
              </text:list-item>
              <text:list-item>
                <text:p text:style-name="P9"><text:span text:style-name="T5">Is anything else necessary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5.199cm" svg:height="19.124cm" svg:x="1.4cm" svg:y="1.27cm" presentation:class="outline" presentation:user-transformed="true">
          <draw:text-box>
            <text:list text:style-name="L1">
              <text:list-item>
                <text:p>What should Steve be working on?</text:p>
                <text:list>
                  <text:list-item>
                    <text:p>My experiments are almost done for the thesis as defined. At most, I will need:</text:p>
                    <text:list>
                      <text:list-item>
                        <text:p>A few more rod diffusion experiments (take a couple days)</text:p>
                      </text:list-item>
                      <text:list-item>
                        <text:p>A few good images of Janus rods or other particles, if current ones don't serve</text:p>
                      </text:list-item>
                    </text:list>
                  </text:list-item>
                  <text:list-item>
                    <text:p>These are not useful for him, except as SFL practice.</text:p>
                  </text:list-item>
                </text:list>
              </text:list-item>
              <text:list-item>
                <text:p>My suggestion: start him on “mini-project” with defined goal.</text:p>
                <text:list>
                  <text:list-item>
                    <text:p>One idea: hydrophobic-patterned substrate, let rods assemble on this.</text:p>
                  </text:list-item>
                  <text:list-item>
                    <text:p>Another: Set up “PnP” SFL, get him talking to Rogers group ear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03T12:37:02.59</meta:creation-date>
    <meta:editing-duration>PT00H35M42S</meta:editing-duration>
    <meta:editing-cycles>4</meta:editing-cycles>
    <dc:date>2010-09-03T13:28:16.91</dc:date>
    <meta:generator>OpenOffice.org/3.2$Win32 OpenOffice.org_project/320m12$Build-9483</meta:generator>
    <meta:document-statistic meta:object-count="97"/>
  </office:meta>
</office:document-meta>
</file>